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0E5FF5296D5C798E555.jpg" manifest:media-type="image/jpeg"/>
  <manifest:file-entry manifest:full-path="Pictures/1000000000000177000000E5731D52428F3CDE94.jpg" manifest:media-type="image/jpeg"/>
  <manifest:file-entry manifest:full-path="Pictures/1000000000000177000000E5226895DDB55956CD.jpg" manifest:media-type="image/jpeg"/>
  <manifest:file-entry manifest:full-path="Pictures/100002010000046300000634591E17571C3FDC55.png" manifest:media-type="image/png"/>
  <manifest:file-entry manifest:full-path="Pictures/10000000000000BC00000072C5BD5032554C9E49.jpg" manifest:media-type="image/jpeg"/>
  <manifest:file-entry manifest:full-path="Pictures/1000000000000177000000E55B84BECC1343B015.jpg" manifest:media-type="image/jpeg"/>
  <manifest:file-entry manifest:full-path="Pictures/1000000000000177000000E597340261EC73AC1E.jpg" manifest:media-type="image/jpeg"/>
  <manifest:file-entry manifest:full-path="Pictures/10000000000000BC00000072CF8D063B2420ED41.jpg" manifest:media-type="image/jpeg"/>
  <manifest:file-entry manifest:full-path="Pictures/10000000000000BC00000072F1610F149BF16CAC.jpg" manifest:media-type="image/jpeg"/>
  <manifest:file-entry manifest:full-path="Pictures/10000000000000BC0000007237ED2D66ADE94247.jpg" manifest:media-type="image/jpeg"/>
  <manifest:file-entry manifest:full-path="Pictures/10000000000000BC00000072C39618871346E7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21cm" svg:height="6.058cm" svg:x="1.7cm" svg:y="1.2cm">
          <draw:image xlink:href="Pictures/1000000000000177000000E55B84BECC1343B015.jpg" xlink:type="simple" xlink:show="embed" xlink:actuate="onLoad">
            <text:p/>
          </draw:image>
        </draw:frame>
        <draw:frame draw:style-name="gr1" draw:text-style-name="P1" draw:layer="layout" svg:width="4.973cm" svg:height="3.015cm" svg:x="11.702cm" svg:y="1.191cm">
          <draw:image xlink:href="Pictures/10000000000000BC0000007237ED2D66ADE94247.jpg" xlink:type="simple" xlink:show="embed" xlink:actuate="onLoad">
            <text:p/>
          </draw:image>
        </draw:frame>
        <draw:frame draw:style-name="gr1" draw:text-style-name="P1" draw:layer="layout" svg:width="9.921cm" svg:height="6.058cm" svg:x="1.779cm" svg:y="7.484cm">
          <draw:image xlink:href="Pictures/1000000000000177000000E5731D52428F3CDE94.jpg" xlink:type="simple" xlink:show="embed" xlink:actuate="onLoad">
            <text:p/>
          </draw:image>
        </draw:frame>
        <draw:frame draw:style-name="gr1" draw:text-style-name="P1" draw:layer="layout" svg:width="9.921cm" svg:height="6.058cm" svg:x="1.739cm" svg:y="13.642cm">
          <draw:image xlink:href="Pictures/1000000000000177000000E5FF5296D5C798E555.jpg" xlink:type="simple" xlink:show="embed" xlink:actuate="onLoad">
            <text:p/>
          </draw:image>
        </draw:frame>
        <draw:frame draw:style-name="gr1" draw:text-style-name="P1" draw:layer="layout" svg:width="9.921cm" svg:height="6.058cm" svg:x="1.818cm" svg:y="20cm">
          <draw:image xlink:href="Pictures/1000000000000177000000E597340261EC73AC1E.jpg" xlink:type="simple" xlink:show="embed" xlink:actuate="onLoad">
            <text:p/>
          </draw:image>
        </draw:frame>
        <draw:frame draw:style-name="gr1" draw:text-style-name="P1" draw:layer="layout" svg:width="9.921cm" svg:height="6.058cm" svg:x="1.86cm" svg:y="26.242cm">
          <draw:image xlink:href="Pictures/1000000000000177000000E5226895DDB55956CD.jpg" xlink:type="simple" xlink:show="embed" xlink:actuate="onLoad">
            <text:p/>
          </draw:image>
        </draw:frame>
        <draw:frame draw:style-name="gr1" draw:text-style-name="P1" draw:layer="layout" svg:width="4.973cm" svg:height="3.015cm" svg:x="11.739cm" svg:y="4.385cm">
          <draw:image xlink:href="Pictures/10000000000000BC00000072CF8D063B2420ED41.jpg" xlink:type="simple" xlink:show="embed" xlink:actuate="onLoad">
            <text:p/>
          </draw:image>
        </draw:frame>
        <draw:frame draw:style-name="gr1" draw:text-style-name="P1" draw:layer="layout" svg:width="4.973cm" svg:height="3.015cm" svg:x="11.76cm" svg:y="7.642cm">
          <draw:image xlink:href="Pictures/10000000000000BC00000072C5BD5032554C9E49.jpg" xlink:type="simple" xlink:show="embed" xlink:actuate="onLoad">
            <text:p/>
          </draw:image>
        </draw:frame>
        <draw:frame draw:style-name="gr1" draw:text-style-name="P1" draw:layer="layout" svg:width="4.973cm" svg:height="3.015cm" svg:x="11.76cm" svg:y="10.727cm">
          <draw:image xlink:href="Pictures/10000000000000BC00000072F1610F149BF16CAC.jpg" xlink:type="simple" xlink:show="embed" xlink:actuate="onLoad">
            <text:p/>
          </draw:image>
        </draw:frame>
        <draw:frame draw:style-name="gr1" draw:text-style-name="P1" draw:layer="layout" svg:width="4.973cm" svg:height="3.015cm" svg:x="11.787cm" svg:y="13.842cm">
          <draw:image xlink:href="Pictures/10000000000000BC00000072C39618871346E71B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7.677cm" svg:height="39.138cm" svg:x="2.89cm" svg:y="12.762cm">
          <draw:image xlink:href="Pictures/100002010000046300000634591E17571C3FDC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09:45:45.357949196</meta:creation-date>
    <dc:date>2018-10-07T12:46:06.927237585</dc:date>
    <meta:editing-duration>PT7M4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